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Clara T. Potsdamer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30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YOUNG WOMEN'S UNION./</text:p>
      <text:p text:style-name="P2">A BRANCH OF/ </text:p>
      <text:p text:style-name="P2">THE HEBREW EDUCATION SOCIETY./</text:p>
      <text:p text:style-name="P3">PHILADELPHIA, Apr. 30, 1893./</text:p>
      <text:p text:style-name="P2">Dr. Morais,/</text:p>
      <text:p text:style-name="P2"><text:tab/>Dear sir./</text:p>
      <text:p text:style-name="P2"><text:tab/><text:tab/>The society ac-/knowledges your kindness/ in giving a treat to the/ little ones under its care,/ with many thanks./ <text:s/>Yours truly,/ Clara T. Potsdamer,/ Cor. Sec'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20:35.42</meta:creation-date>
    <dc:date>2011-12-08T13:22:41.25</dc:date>
    <dc:creator>Penn Libraries</dc:creator>
    <meta:editing-duration>PT00H02M0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09" meta:character-count="1551"/>
  </office:meta>
</office:document-meta>
</file>